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3c3c3c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19"/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,00221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5.999" calcext:value-type="float">
            <text:p>15,999</text:p>
          </table:table-cell>
          <table:table-cell table:style-name="ce2" office:value-type="float" office:value="28.085" calcext:value-type="float">
            <text:p>28,085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167.259" calcext:value-type="float">
            <text:p>167,259</text:p>
          </table:table-cell>
          <table:table-cell table:style-name="ce7" table:formula="of:=165*PI()/180" office:value-type="float" office:value="2.87979326579064" calcext:value-type="float">
            <text:p>2,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,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,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,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,9102</text:p>
          </table:table-cell>
          <table:table-cell/>
          <table:table-cell table:style-name="ce9" table:formula="of:=[.A4]*[.I4]" office:value-type="float" office:value="0.732761457844862" calcext:value-type="float">
            <text:p>0,7328</text:p>
          </table:table-cell>
          <table:table-cell table:style-name="ce10" table:formula="of:=[.A4]*[.J4]" office:value-type="float" office:value="1.13891519717356" calcext:value-type="float">
            <text:p>1,1389</text:p>
          </table:table-cell>
          <table:table-cell table:style-name="ce9" table:formula="of:=[.A4]*[.K4]" office:value-type="float" office:value="1.6118435070915" calcext:value-type="float">
            <text:p>1,6118</text:p>
          </table:table-cell>
          <table:table-cell table:style-name="ce9" table:formula="of:=[.A4]*[.L4]" office:value-type="float" office:value="1.82240315410027" calcext:value-type="float">
            <text:p>1,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office:value-type="string" calcext:value-type="string">
            <text:p>Antigos</text:p>
          </table:table-cell>
          <table:table-cell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formula="of:=(0.8863+0.7449)/2" office:value-type="float" office:value="0.8156" calcext:value-type="float">
            <text:p>0,8156</text:p>
          </table:table-cell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52.8+463.5)/2" office:value-type="float" office:value="458.15" calcext:value-type="float">
            <text:p>458,15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style-name="ce2" table:formula="of:=(449+472)/2" office:value-type="float" office:value="460.5" calcext:value-type="float">
            <text:p>460,5</text:p>
          </table:table-cell>
          <table:table-cell table:formula="of:=(0.1193+0.0362)/2" office:value-type="float" office:value="0.07775" calcext:value-type="float">
            <text:p>0,07775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002288" calcext:value-type="float">
            <text:p>0,002288</text:p>
          </table:table-cell>
          <table:table-cell table:style-name="ce8" office:value-type="float" office:value="0.000004024" calcext:value-type="float">
            <text:p>4,02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0913" calcext:value-type="float">
            <text:p>0,0913</text:p>
          </table:table-cell>
          <table:table-cell table:style-name="ce2" office:value-type="float" office:value="0.002672" calcext:value-type="float">
            <text:p>0,002672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513+0.4057)/2" office:value-type="float" office:value="0.6285" calcext:value-type="float">
            <text:p>0,6285</text:p>
          </table:table-cell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ntigo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0.002307" calcext:value-type="float">
            <text:p>0,002307</text:p>
          </table:table-cell>
          <table:table-cell table:style-name="ce8" office:value-type="float" office:value="0.000002874" calcext:value-type="float">
            <text:p>2,87E-00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5"/>
          <table:table-cell table:style-name="ce2" office:value-type="float" office:value="0.07684" calcext:value-type="float">
            <text:p>0,07684</text:p>
          </table:table-cell>
          <table:table-cell table:style-name="ce2" office:value-type="float" office:value="0.001374" calcext:value-type="float">
            <text:p>0,001374</text:p>
          </table:table-cell>
          <table:table-cell table:number-columns-repeated="9"/>
        </table:table-row>
        <table:table-row table:style-name="ro2">
          <table:table-cell table:formula="of:=(275.6+285.3)/2" office:value-type="float" office:value="280.45" calcext:value-type="float">
            <text:p>280,45</text:p>
          </table:table-cell>
          <table:table-cell office:value-type="float" office:value="0.732761457844862" calcext:value-type="float">
            <text:p>0,7327614578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52.8+463.5)/2" office:value-type="float" office:value="458.15" calcext:value-type="float">
            <text:p>458,15</text:p>
          </table:table-cell>
          <table:table-cell office:value-type="float" office:value="1.13891519717356" calcext:value-type="float">
            <text:p>1,1389151972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658+671.3)/2" office:value-type="float" office:value="664.65" calcext:value-type="float">
            <text:p>664,65</text:p>
          </table:table-cell>
          <table:table-cell office:value-type="float" office:value="1.6118435070915" calcext:value-type="float">
            <text:p>1,6118435071</text:p>
          </table:table-cell>
          <table:table-cell table:formula="of:=(0.02015+0.03901)/2" office:value-type="float" office:value="0.02958" calcext:value-type="float">
            <text:p>0,02958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751.2+763.8)/2" office:value-type="float" office:value="757.5" calcext:value-type="float">
            <text:p>757,5</text:p>
          </table:table-cell>
          <table:table-cell office:value-type="float" office:value="1.82240315410027" calcext:value-type="float">
            <text:p>1,8224031541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4" table:default-cell-style-name="Default"/>
        <table:table-column table:style-name="co2" table:default-cell-style-name="ce13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Patamar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Erro Canal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Erro Energia</text:p>
          </table:table-cell>
          <table:table-cell table:style-name="ce1" office:value-type="string" calcext:value-type="string">
            <text:p>Massa</text:p>
          </table:table-cell>
          <table:table-cell table:style-name="ce1" office:value-type="string" calcext:value-type="string">
            <text:p>Erro Massa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erro</text:p>
          </table:table-cell>
          <table:table-cell/>
        </table:table-row>
        <table:table-row table:style-name="ro3">
          <table:table-cell table:style-name="ce2" office:value-type="string" calcext:value-type="string">
            <text:p>1º</text:p>
          </table:table-cell>
          <table:table-cell table:style-name="ce2" table:formula="of:=(331.8+341)/2" office:value-type="float" office:value="336.4" calcext:value-type="float">
            <text:p>336,4</text:p>
          </table:table-cell>
          <table:table-cell table:style-name="ce12" table:formula="of:=(0.2289+0.1489)/2" office:value-type="float" office:value="0.1889" calcext:value-type="float">
            <text:p>0,19</text:p>
          </table:table-cell>
          <table:table-cell table:style-name="ce13" table:formula="of:=[Calib.$G$11]*[.B5]+[Calib.$G$12]" office:value-type="float" office:value="0.8609832" calcext:value-type="float">
            <text:p>0,861</text:p>
          </table:table-cell>
          <table:table-cell table:formula="of:=SQRT([Calib.$G$11]^2*[.C5]^2+[.B5]^2*[Calib.$H$11]^2+[Calib.$H$12]^2)" office:value-type="float" office:value="0.00302635355195443" calcext:value-type="float">
            <text:p>0,003</text:p>
          </table:table-cell>
          <table:table-cell table:style-name="ce12" office:value-type="float" office:value="18.9351" calcext:value-type="float">
            <text:p>18,94</text:p>
          </table:table-cell>
          <table:table-cell table:style-name="ce12" office:value-type="float" office:value="0.07655" calcext:value-type="float">
            <text:p>0,08</text:p>
          </table:table-cell>
          <table:table-cell table:formula="of:=[.D5]/[$Calib.A$4]" office:value-type="float" office:value="0.430016431842814" calcext:value-type="float">
            <text:p>0,4300164318</text:p>
          </table:table-cell>
          <table:table-cell table:formula="of:=[.E5]/[$Calib.A$4]" office:value-type="float" office:value="0.00151150656122706" calcext:value-type="float">
            <text:p>0,0015115066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2º</text:p>
          </table:table-cell>
          <table:table-cell table:style-name="ce2" table:formula="of:=(394.6+408.4)/2" office:value-type="float" office:value="401.5" calcext:value-type="float">
            <text:p>401,5</text:p>
          </table:table-cell>
          <table:table-cell table:style-name="ce12" table:formula="of:=(0.2287+0.1276)/2" office:value-type="float" office:value="0.17815" calcext:value-type="float">
            <text:p>0,18</text:p>
          </table:table-cell>
          <table:table-cell table:style-name="ce13" table:formula="of:=[Calib.$G$11]*[.B6]+[Calib.$G$12]" office:value-type="float" office:value="1.009932" calcext:value-type="float">
            <text:p>1,010</text:p>
          </table:table-cell>
          <table:table-cell table:formula="of:=SQRT([Calib.$G$11]^2*[.C6]^2+[.B6]^2*[Calib.$H$11]^2+[Calib.$H$12]^2)" office:value-type="float" office:value="0.00314896924627533" calcext:value-type="float">
            <text:p>0,003</text:p>
          </table:table-cell>
          <table:table-cell table:style-name="ce12" office:value-type="float" office:value="23.2278" calcext:value-type="float">
            <text:p>23,23</text:p>
          </table:table-cell>
          <table:table-cell table:style-name="ce12" office:value-type="float" office:value="0.10372" calcext:value-type="float">
            <text:p>0,10</text:p>
          </table:table-cell>
          <table:table-cell table:formula="of:=[.D6]/[$Calib.A$4]" office:value-type="float" office:value="0.504408628465546" calcext:value-type="float">
            <text:p>0,5044086285</text:p>
          </table:table-cell>
          <table:table-cell table:formula="of:=[.E6]/[$Calib.A$4]" office:value-type="float" office:value="0.00157274673799218" calcext:value-type="float">
            <text:p>0,0015727467</text:p>
          </table:table-cell>
          <table:table-cell table:style-name="ce2" office:value-type="string" calcext:value-type="string">
            <text:p>Na</text:p>
          </table:table-cell>
        </table:table-row>
        <table:table-row table:style-name="ro1">
          <table:table-cell table:style-name="ce2" office:value-type="string" calcext:value-type="string">
            <text:p>3º</text:p>
          </table:table-cell>
          <table:table-cell table:style-name="ce2" table:formula="of:=(492+497.9)/2" office:value-type="float" office:value="494.95" calcext:value-type="float">
            <text:p>494,95</text:p>
          </table:table-cell>
          <table:table-cell table:style-name="ce12" table:formula="of:=(0.01872+0.5322)/2" office:value-type="float" office:value="0.27546" calcext:value-type="float">
            <text:p>0,28</text:p>
          </table:table-cell>
          <table:table-cell table:style-name="ce13" table:formula="of:=[Calib.$G$11]*[.B7]+[Calib.$G$12]" office:value-type="float" office:value="1.2237456" calcext:value-type="float">
            <text:p>1,224</text:p>
          </table:table-cell>
          <table:table-cell table:formula="of:=SQRT([Calib.$G$11]^2*[.C7]^2+[.B7]^2*[Calib.$H$11]^2+[Calib.$H$12]^2)" office:value-type="float" office:value="0.00339169377021505" calcext:value-type="float">
            <text:p>0,003</text:p>
          </table:table-cell>
          <table:table-cell table:style-name="ce12" office:value-type="float" office:value="32.1303" calcext:value-type="float">
            <text:p>32,13</text:p>
          </table:table-cell>
          <table:table-cell table:style-name="ce12" office:value-type="float" office:value="0.17888" calcext:value-type="float">
            <text:p>0,18</text:p>
          </table:table-cell>
          <table:table-cell table:formula="of:=[.D7]/[$Calib.A$4]" office:value-type="float" office:value="0.611197426843338" calcext:value-type="float">
            <text:p>0,6111974268</text:p>
          </table:table-cell>
          <table:table-cell table:formula="of:=[.E7]/[$Calib.A$4]" office:value-type="float" office:value="0.00169397504268536" calcext:value-type="float">
            <text:p>0,001693975</text:p>
          </table:table-cell>
          <table:table-cell table:style-name="ce2"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4º</text:p>
          </table:table-cell>
          <table:table-cell table:style-name="ce2" table:formula="of:=(730.3+720.3)/2" office:value-type="float" office:value="725.3" calcext:value-type="float">
            <text:p>725,3</text:p>
          </table:table-cell>
          <table:table-cell table:style-name="ce12" table:formula="of:=(0.002921+0.01028)/2" office:value-type="float" office:value="0.0066005" calcext:value-type="float">
            <text:p>0,01</text:p>
          </table:table-cell>
          <table:table-cell table:style-name="ce13" table:formula="of:=[Calib.$G$11]*[.B8]+[Calib.$G$12]" office:value-type="float" office:value="1.7507864" calcext:value-type="float">
            <text:p>1,751</text:p>
          </table:table-cell>
          <table:table-cell table:formula="of:=SQRT([Calib.$G$11]^2*[.C8]^2+[.B8]^2*[Calib.$H$11]^2+[Calib.$H$12]^2)" office:value-type="float" office:value="0.00395702919582411" calcext:value-type="float">
            <text:p>0,004</text:p>
          </table:table-cell>
          <table:table-cell table:style-name="ce12" office:value-type="float" office:value="117.312" calcext:value-type="float">
            <text:p>117,31</text:p>
          </table:table-cell>
          <table:table-cell table:style-name="ce12" office:value-type="float" office:value="1.97588" calcext:value-type="float">
            <text:p>1,98</text:p>
          </table:table-cell>
          <table:table-cell table:formula="of:=[.D8]/[$Calib.A$4]" office:value-type="float" office:value="0.874426958211177" calcext:value-type="float">
            <text:p>0,8744269582</text:p>
          </table:table-cell>
          <table:table-cell table:formula="of:=[.E8]/[$Calib.A$4]" office:value-type="float" office:value="0.00197633075243062" calcext:value-type="float">
            <text:p>0,0019763308</text:p>
          </table:table-cell>
          <table:table-cell table:style-name="ce2" office:value-type="string" calcext:value-type="string">
            <text:p>In</text:p>
          </table:table-cell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14"/>
          <table:table-cell table:number-columns-repeated="5"/>
        </table:table-row>
        <table:table-row table:style-name="ro1">
          <table:table-cell table:number-columns-repeated="4"/>
          <table:table-cell table:style-name="ce1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-00-0000</text:date>, <text:time style:data-style-name="N2" text:time-value="23:05:08.1107342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18T23:24:34.986721173</dc:date>
    <meta:editing-duration>PT4H56M53S</meta:editing-duration>
    <meta:editing-cycles>32</meta:editing-cycles>
    <meta:generator>LibreOffice/4.2.8.2$Linux_X86_64 LibreOffice_project/420m0$Build-2</meta:generator>
    <meta:document-statistic meta:table-count="2" meta:cell-count="135" meta:object-count="0"/>
  </office:meta>
</office:document-meta>
</file>